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>
        <style:tab-stops/>
      </style:paragraph-properties>
    </style:style>
    <style:style style:name="P18" style:family="paragraph" style:parent-style-name="Standard">
      <style:paragraph-properties style:text-autospace="none">
        <style:tab-stops/>
      </style:paragraph-properties>
    </style:style>
    <style:style style:name="P19" style:family="paragraph" style:parent-style-name="Standard">
      <style:paragraph-properties>
        <style:tab-stops/>
      </style:paragraph-properties>
      <style:text-properties fo:language="en" fo:country="GB"/>
    </style:style>
    <style:style style:name="P2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22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24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2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26" style:family="paragraph" style:parent-style-name="Contents_20_Heading">
      <style:paragraph-properties fo:text-align="start" style:justify-single-word="false" fo:break-before="pag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>
        <style:tab-stops/>
      </style:paragraph-properties>
    </style:style>
    <style:style style:name="P29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0" style:family="paragraph" style:parent-style-name="Header">
      <style:paragraph-properties fo:break-before="page">
        <style:tab-stops/>
      </style:paragraph-properties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33" style:family="paragraph" style:parent-style-name="ProgrammaCode">
      <style:text-properties fo:language="en" fo:country="US" style:language-asian="en" style:country-asian="US"/>
    </style:style>
    <style:style style:name="P34" style:family="paragraph" style:parent-style-name="ProgrammaCode">
      <style:paragraph-properties>
        <style:tab-stops/>
      </style:paragraph-properties>
    </style:style>
    <style:style style:name="P35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39" style:family="paragraph" style:parent-style-name="Standard" style:list-style-name="L3">
      <style:paragraph-properties>
        <style:tab-stops/>
      </style:paragraph-properties>
    </style:style>
    <style:style style:name="P40" style:family="paragraph" style:parent-style-name="Standard" style:master-page-name="Standard"/>
    <style:style style:name="P41" style:family="paragraph" style:parent-style-name="Standard" style:list-style-name="WW8Num38">
      <style:paragraph-properties fo:margin-left="0cm" fo:margin-right="0cm" fo:text-indent="0cm" style:auto-text-indent="false"/>
    </style:style>
    <style:style style:name="P42" style:family="paragraph" style:parent-style-name="Standard" style:list-style-name="WW8Num38">
      <style:paragraph-properties fo:margin-left="0cm" fo:margin-right="0cm" fo:text-indent="0cm" style:auto-text-indent="false"/>
    </style:style>
    <style:style style:name="P43" style:family="paragraph" style:parent-style-name="Standard" style:list-style-name="WW8Num38">
      <style:paragraph-properties fo:margin-left="0cm" fo:margin-right="0cm" fo:text-indent="0cm" style:auto-text-indent="false"/>
    </style:style>
    <style:style style:name="P4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9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6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8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0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1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2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4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5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7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8" style:family="paragraph" style:parent-style-name="Heading_20_1" style:list-style-name="Numbering_20_1">
      <style:text-properties fo:language="en" fo:country="US"/>
    </style:style>
    <style:style style:name="P69" style:family="paragraph" style:parent-style-name="Heading_20_1" style:list-style-name="Numbering_20_1">
      <style:paragraph-properties>
        <style:tab-stops/>
      </style:paragraph-properties>
      <style:text-properties fo:language="en" fo:country="GB"/>
    </style:style>
    <style:style style:name="P70" style:family="paragraph" style:parent-style-name="Heading_20_1" style:list-style-name="Numbering_20_1">
      <style:paragraph-properties fo:break-before="page">
        <style:tab-stops/>
      </style:paragraph-properties>
      <style:text-properties fo:language="en" fo:country="GB"/>
    </style:style>
    <style:style style:name="P71" style:family="paragraph" style:parent-style-name="Heading_20_2" style:list-style-name="Numbering_20_1">
      <style:text-properties fo:language="en" fo:country="US"/>
    </style:style>
    <style:style style:name="P72" style:family="paragraph" style:parent-style-name="Heading_20_2" style:list-style-name="Numbering_20_1">
      <style:text-properties fo:language="en" fo:country="US"/>
    </style:style>
    <style:style style:name="P73" style:family="paragraph" style:parent-style-name="Heading_20_2" style:list-style-name="Numbering_20_1">
      <style:text-properties fo:language="en" fo:country="US"/>
    </style:style>
    <style:style style:name="P74" style:family="paragraph" style:parent-style-name="Heading_20_2" style:list-style-name="Numbering_20_1"/>
    <style:style style:name="P75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7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8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9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0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1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2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3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4" style:family="paragraph" style:parent-style-name="Heading_20_3" style:list-style-name="L2"/>
    <style:style style:name="T1" style:family="text">
      <style:text-properties fo:font-size="10pt" style:font-size-asian="10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Courier New1" fo:font-size="8pt" style:font-size-asian="8pt" style:font-size-complex="8pt"/>
    </style:style>
    <style:style style:name="T8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7"><draw:frame draw:style-name="fr2" draw:name="Afbeeldingen5" text:anchor-type="paragraph" svg:width="15.295cm" svg:height="11.513cm" draw:z-index="20"><draw:image xlink:href="Pictures/10000000000002B2000001DEE95B684A.png" xlink:type="simple" xlink:show="embed" xlink:actuate="onLoad"/></draw:frame></text:p>
      <text:p text:style-name="P8">Kitchen version 3.0</text:p>
      <text:p text:style-name="P7"/>
      <text:p text:style-name="P8"/>
      <text:p text:style-name="P9">© 2001 - 2007 Pentaho</text:p>
      <text:p text:style-name="P9"/>
      <text:p text:style-name="P9"/>
      <text:p text:style-name="P9">http://www.pentaho.org</text:p>
      <text:p text:style-name="P25"/>
      <text:p text:style-name="P10"/>
      <text:p text:style-name="P2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1">1. Kitchen<text:tab/>3</text:p>
          <text:p text:style-name="P32">1.1. What is Kitchen?<text:tab/>3</text:p>
          <text:p text:style-name="P32">1.2. Installation<text:tab/>3</text:p>
          <text:p text:style-name="P32">1.3. Launching Kitchen<text:tab/>3</text:p>
          <text:p text:style-name="P32">1.4. Command line options<text:tab/>4</text:p>
          <text:p text:style-name="P32">1.5. Path<text:tab/>8</text:p>
          <text:p text:style-name="P32">1.6. Run a job from file<text:tab/>8</text:p>
          <text:p text:style-name="P32">1.7. Run a job from Repository<text:tab/>9</text:p>
          <text:p text:style-name="P32">1.8. Redirecting output<text:tab/>9</text:p>
          <text:p text:style-name="P32">1.9. Return codes<text:tab/>9</text:p>
          <text:p text:style-name="P31">2. Scheduling<text:tab/>10</text:p>
          <text:p text:style-name="P32">2.1. Schedule a job on windows<text:tab/>10</text:p>
          <text:p text:style-name="P32">2.2. Schedule a job on Unix<text:tab/>10</text:p>
          <text:p text:style-name="P31">3. License<text:tab/>12</text:p>
          <text:p text:style-name="P32">3.1. Short version<text:tab/>12</text:p>
          <text:p text:style-name="P32">3.2. Complete text<text:tab/>12</text:p>
        </text:index-body>
      </text:table-of-content>
      <text:p text:style-name="P11"/>
      <text:p text:style-name="Standard"/>
      <text:p text:style-name="Standard"/>
      <text:list text:style-name="Numbering_20_1">
        <text:list-item>
          <text:h text:style-name="P68" text:outline-level="1">Kitchen</text:h>
          <text:list>
            <text:list-item>
              <text:h text:style-name="P71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71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33"/>
      <text:p text:style-name="P33">cd Kettle</text:p>
      <text:p text:style-name="P33">chmod +x *.sh</text:p>
      <text:p text:style-name="P33"/>
      <text:p text:style-name="Standard"/>
      <text:list text:style-name="Numbering_20_1" text:continue-numbering="true">
        <text:list-item>
          <text:list text:continue-numbering="true">
            <text:list-item>
              <text:h text:style-name="P71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41">Kitchen.bat: <text:tab/>run Kitchen on the Windows platform.</text:p>
        </text:list-item>
        <text:list-item>
          <text:p text:style-name="P41">kitchen.sh: <text:tab/>run Kitchen on Unix platforms and Mac OSX</text:p>
          <text:p text:style-name="P41"/>
        </text:list-item>
      </text:list>
      <text:p text:style-name="Standard">Kitchen can be run on any platform that has a version of the Java Runtime Environment version 1.4 or higher.</text:p>
      <text:p text:style-name="P27"/>
      <text:list text:style-name="Numbering_20_1" text:continue-numbering="true">
        <text:list-item>
          <text:list text:continue-numbering="true">
            <text:list-item>
              <text:h text:style-name="P74" text:outline-level="2"><text:span text:style-name="T2">Command line o</text:span><text:span text:style-name="T3">ptions</text:span></text:h>
            </text:list-item>
          </text:list>
        </text:list-item>
      </text:list>
      <text:p text:style-name="Standard">These are the command line options that you can use. </text:p>
      <text:p text:style-name="P12"/>
      <text:p text:style-name="P13"><text:span text:style-name="T4">IMPORTANT NOTES</text:span>: </text:p>
      <text:list text:style-name="L1">
        <text:list-item>
          <text:p text:style-name="P35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35">Fields in italic represent the values that the options use.</text:p>
        </text:list-item>
        <text:list-item>
          <text:p text:style-name="P38">It’s important that if spaces are present in the option values, you use quotes or double quotes to keep them together. Take a look at the examples below for more info.</text:p>
          <text:p text:style-name="P37"/>
        </text:list-item>
      </text:list>
      <text:p text:style-name="ProgrammaCode">/option:<text:span text:style-name="T5">value</text:span></text:p>
      <text:p text:style-name="P13"/>
      <text:p text:style-name="P15">Below are the valid options.</text:p>
      <text:p text:style-name="P15"/>
      <text:list text:style-name="L2">
        <text:list-item>
          <text:p text:style-name="P44">Display version information</text:p>
        </text:list-item>
      </text:list>
      <text:list text:style-name="L3">
        <text:list-header>
          <text:p text:style-name="P39"/>
        </text:list-header>
      </text:list>
      <text:p text:style-name="P34">-<text:span text:style-name="T5">version</text:span></text:p>
      <text:p text:style-name="P17"/>
      <text:p text:style-name="P17">This option displays the version of the Kettle core library (kettle.jar).</text:p>
      <text:p text:style-name="P16">The build version number and build date are shown as well.</text:p>
      <text:list text:style-name="L2" text:continue-numbering="true">
        <text:list-item>
          <text:p text:style-name="P84">Launch XML File</text:p>
        </text:list-item>
      </text:list>
      <text:p text:style-name="Standard"/>
      <text:p text:style-name="P34">-file=<text:span text:style-name="T5">filename</text:span></text:p>
      <text:p text:style-name="P17"/>
      <text:p text:style-name="P17">This option runs the job defined in the XML file. <text:s/>(.kjb : Kettle Job)</text:p>
      <text:p text:style-name="P17"/>
      <text:list text:style-name="L2" text:continue-numbering="true">
        <text:list-item>
          <text:p text:style-name="P44">Set the logging file</text:p>
        </text:list-item>
      </text:list>
      <text:p text:style-name="P17"/>
      <text:p text:style-name="P34">-log=<text:span text:style-name="T5">Logging Filename</text:span></text:p>
      <text:p text:style-name="P17"/>
      <text:p text:style-name="P17">Specifies the log file. <text:s/>The default is the standard output.</text:p>
      <text:p text:style-name="P17"/>
      <text:list text:style-name="L2" text:continue-numbering="true">
        <text:list-item>
          <text:p text:style-name="P44">Set the logging level</text:p>
        </text:list-item>
      </text:list>
      <text:p text:style-name="P17"/>
      <text:p text:style-name="P34">-level=<text:span text:style-name="T5">Logging Level</text:span></text:p>
      <text:p text:style-name="P17"/>
      <text:p text:style-name="P17">The level option sets the log level for the job that’s being run.</text:p>
      <text:p text:style-name="P17">These are the possible values:</text:p>
      <text:p text:style-name="P17"/>
      <text:list text:style-name="WW8Num30">
        <text:list-item>
          <text:p text:style-name="P56">Error:<text:tab/><text:tab/>Only show errors</text:p>
        </text:list-item>
        <text:list-item>
          <text:p text:style-name="P56">Nothing:<text:tab/><text:tab/>Don’t show any output</text:p>
        </text:list-item>
        <text:list-item>
          <text:p text:style-name="P56">Minimal:<text:tab/><text:tab/>Only use minimal logging</text:p>
        </text:list-item>
        <text:list-item>
          <text:p text:style-name="P56">Basic:<text:tab/><text:tab/>This is the default basic logging level</text:p>
        </text:list-item>
        <text:list-item>
          <text:p text:style-name="P56">Detailed:<text:tab/>Give detailed logging output</text:p>
        </text:list-item>
        <text:list-item>
          <text:p text:style-name="P56">Debug:<text:tab/><text:tab/>For debugging purposes, very detailed output.</text:p>
        </text:list-item>
        <text:list-item>
          <text:p text:style-name="P56">Rowlevel:<text:tab/>Logging at a row level, this can generate a lot of data.</text:p>
        </text:list-item>
      </text:list>
      <text:p text:style-name="P6"/>
      <text:p text:style-name="P30"/>
      <text:list text:style-name="L2" text:continue-numbering="true">
        <text:list-item>
          <text:p text:style-name="P44">Choose a repository</text:p>
        </text:list-item>
      </text:list>
      <text:p text:style-name="P17"/>
      <text:p text:style-name="P34">-rep=<text:span text:style-name="T5">Repository name</text:span></text:p>
      <text:p text:style-name="P6"/>
      <text:p text:style-name="P17">Connect to the repository with name “<text:span text:style-name="T5">Repository name</text:span>”.</text:p>
      <text:p text:style-name="P17">You also need to specify the options –user, –pass, -dir and –job.</text:p>
      <text:p text:style-name="P17">You can also specify this option in the form of environment variable KETTLE_REPOSITORY.</text:p>
      <text:p text:style-name="P17"/>
      <text:list text:style-name="L2" text:continue-numbering="true">
        <text:list-item>
          <text:p text:style-name="P44">Set the repository user name</text:p>
        </text:list-item>
      </text:list>
      <text:p text:style-name="P17"/>
      <text:p text:style-name="P34">-user=<text:span text:style-name="T5">Username</text:span></text:p>
      <text:p text:style-name="P6"/>
      <text:p text:style-name="P6">This is the username with which you want to connect to the repository.</text:p>
      <text:p text:style-name="P17">You can also specify this option in the form of environment variable KETTLE_USER.</text:p>
      <text:p text:style-name="P17"/>
      <text:list text:style-name="L2" text:continue-numbering="true">
        <text:list-item>
          <text:p text:style-name="P44">Set the repository password</text:p>
        </text:list-item>
      </text:list>
      <text:p text:style-name="P17"/>
      <text:p text:style-name="P34">-pass=<text:span text:style-name="T5">Password</text:span></text:p>
      <text:p text:style-name="P17"/>
      <text:p text:style-name="P6">The password to use to connect to the repository</text:p>
      <text:p text:style-name="P17">You can also specify this option in the form of environment variable KETTLE_PASSWORD.</text:p>
      <text:p text:style-name="P17"/>
      <text:list text:style-name="L2" text:continue-numbering="true">
        <text:list-item>
          <text:p text:style-name="P44">Select the repository job to run</text:p>
        </text:list-item>
      </text:list>
      <text:p text:style-name="P17"/>
      <text:p text:style-name="P34">-job=<text:span text:style-name="T5">Job Name</text:span></text:p>
      <text:p text:style-name="P17"/>
      <text:p text:style-name="P6">Use this option to select the job to run from the repository. <text:s/>Please also select the directory with the “-dir” option.</text:p>
      <text:p text:style-name="P17"/>
      <text:list text:style-name="L2" text:continue-numbering="true">
        <text:list-item>
          <text:p text:style-name="P44">List the directories in the repository </text:p>
        </text:list-item>
      </text:list>
      <text:p text:style-name="P17"/>
      <text:p text:style-name="P34">-listdir=<text:span text:style-name="T5">Y</text:span></text:p>
      <text:p text:style-name="P17"/>
      <text:p text:style-name="P6">Print a listing of all the sub-directories in the repository directory specified with the option “-dir”.</text:p>
      <text:p text:style-name="P17"/>
      <text:p text:style-name="P28"/>
      <text:list text:style-name="L2" text:continue-numbering="true">
        <text:list-item>
          <text:p text:style-name="P44">Set the repository directory</text:p>
        </text:list-item>
      </text:list>
      <text:p text:style-name="P17"/>
      <text:p text:style-name="P34">-dir=<text:span text:style-name="T5">directory</text:span></text:p>
      <text:p text:style-name="P17"/>
      <text:p text:style-name="P6">Specifies the directory in the repository to use. <text:s/>Repository directories are specified like this:</text:p>
      <text:p text:style-name="P6">The root directory: <text:tab/><text:tab/>/</text:p>
      <text:p text:style-name="P6">A subdirectory:<text:tab/><text:tab/>/production/Dimensions</text:p>
      <text:p text:style-name="P6"/>
      <text:p text:style-name="P6">From version 2.2.2 on, a / (slash) is used to separate directories on all platforms.</text:p>
      <text:p text:style-name="P6"/>
      <text:list text:style-name="L2" text:continue-numbering="true">
        <text:list-item>
          <text:p text:style-name="P44"><text:s/>List the repository jobs</text:p>
        </text:list-item>
      </text:list>
      <text:p text:style-name="P17"/>
      <text:p text:style-name="P34">-listjobs=<text:span text:style-name="T5">Y</text:span></text:p>
      <text:p text:style-name="P17"/>
      <text:p text:style-name="P6">Show a list of all the jobs in the repository directory specified with the option “-dir”.</text:p>
      <text:p text:style-name="P17"/>
      <text:list text:style-name="L2" text:continue-numbering="true">
        <text:list-item>
          <text:p text:style-name="P44"><text:s/>List the available repositories</text:p>
        </text:list-item>
      </text:list>
      <text:p text:style-name="P17"/>
      <text:p text:style-name="P34">-listrep=<text:span text:style-name="T5">Y</text:span></text:p>
      <text:p text:style-name="P17"/>
      <text:p text:style-name="P6">Print a listing of all the defined repositories.</text:p>
      <text:p text:style-name="P14"/>
      <text:list text:style-name="L2" text:continue-numbering="true">
        <text:list-item>
          <text:p text:style-name="P44"><text:s/>Don't log in to the repository</text:p>
        </text:list-item>
      </text:list>
      <text:p text:style-name="P17"/>
      <text:p text:style-name="P34">-norep=<text:span text:style-name="T5">Y</text:span></text:p>
      <text:p text:style-name="P19"/>
      <text:p text:style-name="P19">If you have set environment variables KETTLE_REPOSITORY, KETTLE_USER, KETTLE_PASSWORD, you can prevent Kitchen from logging into the repository. For example if you want to launch a job from an XML file.</text:p>
      <text:p text:style-name="P19"/>
      <text:p text:style-name="P29"/>
      <text:list text:style-name="Numbering_20_1" text:continue-numbering="true">
        <text:list-item>
          <text:list text:continue-numbering="true">
            <text:list-item>
              <text:h text:style-name="P75" text:outline-level="2">Path</text:h>
            </text:list-item>
          </text:list>
        </text:list-item>
      </text:list>
      <text:p text:style-name="P17">Please make sure that you are positioned in the Kettle directory before running the samples below. <text:s/>If you put these scripts into a batch file or shell script, simply do a change directory to the installation directory:</text:p>
      <text:p text:style-name="P17"/>
      <text:p text:style-name="P17">If Kettle was installed on windows on the D:\ drive</text:p>
      <text:p text:style-name="P17"/>
      <text:p text:style-name="P34"/>
      <text:p text:style-name="P34">D:</text:p>
      <text:p text:style-name="P34">cd \Kettle</text:p>
      <text:p text:style-name="P34"/>
      <text:p text:style-name="P17"/>
      <text:p text:style-name="P17">If Kettle was installed in the /product directory on a Unix system:</text:p>
      <text:p text:style-name="P17"/>
      <text:p text:style-name="P34"/>
      <text:p text:style-name="P34">cd /product/Kettle/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un a job from file</text:h>
            </text:list-item>
          </text:list>
        </text:list-item>
      </text:list>
      <text:p text:style-name="P17">This example runs a job from file on a windows platform:</text:p>
      <text:p text:style-name="P17"/>
      <text:p text:style-name="P34"/>
      <text:p text:style-name="P34">kitchen.bat /file:D:\Jobs\updateWarehouse.kjb /level:Basic</text:p>
      <text:p text:style-name="P34"/>
      <text:p text:style-name="P17"/>
      <text:p text:style-name="P17">This example runs a job from file on a Linux box:</text:p>
      <text:p text:style-name="P17"/>
      <text:p text:style-name="P34"/>
      <text:p text:style-name="P34">kitchen.sh -file=/PRD/updateWarehouse.kjb –level=Minimal</text:p>
      <text:p text:style-name="P34"/>
      <text:p text:style-name="P28"/>
      <text:list text:style-name="Numbering_20_1" text:continue-numbering="true">
        <text:list-item>
          <text:list text:continue-numbering="true">
            <text:list-item>
              <text:h text:style-name="P75" text:outline-level="2">Run a job from Repository</text:h>
            </text:list-item>
          </text:list>
        </text:list-item>
      </text:list>
      <text:p text:style-name="P17">This example runs a job from the repository on a windows platform:</text:p>
      <text:p text:style-name="P17">(Enter on a single line without returns…)</text:p>
      <text:p text:style-name="P17"/>
      <text:p text:style-name="P34"/>
      <text:p text:style-name="P34">kitchen.bat </text:p>
      <text:p text:style-name="P34"><text:tab/> <text:s/>/rep:“Production Repository” </text:p>
      <text:p text:style-name="P34"><text:s text:c="8"/>/job:”Update dimensions”</text:p>
      <text:p text:style-name="P34"><text:tab/> <text:s/>/dir:/Dimensions</text:p>
      <text:p text:style-name="P34"><text:s text:c="8"/>/user:matt</text:p>
      <text:p text:style-name="P34"><text:s text:c="8"/>/pass:somepassword123</text:p>
      <text:p text:style-name="P34"><text:s text:c="8"/>/level:Basic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edirecting output</text:h>
            </text:list-item>
          </text:list>
        </text:list-item>
      </text:list>
      <text:p text:style-name="P17">If you don’t want the output of the file to appear on the screen but rather be put into a log file, you can use redirection.</text:p>
      <text:p text:style-name="P17"/>
      <text:p text:style-name="P17">This example adds the Kitchen output to an ever-growing log file:</text:p>
      <text:p text:style-name="P17"/>
      <text:p text:style-name="P34"/>
      <text:p text:style-name="P34">kitchen.sh –file=“/PRD/updateWarehouse.kjb” –level=Minimal &gt;&gt; /LOG/trans.log</text:p>
      <text:p text:style-name="P34"/>
      <text:p text:style-name="P17"/>
      <text:p text:style-name="P17">This example writes the Kitchen output to a file that gets overwritten every time:</text:p>
      <text:p text:style-name="P17"/>
      <text:p text:style-name="P34"/>
      <text:p text:style-name="P34">kitchen.bat /file:C:\PRD\runAll.kjb /level:Basic &gt; C:\LOG\trans.log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eturn codes</text:h>
            </text:list-item>
          </text:list>
        </text:list-item>
      </text:list>
      <text:p text:style-name="P20"><text:span text:style-name="T6">Kitchen returns an error code based on how the execution went</text:span>:</text:p>
      <text:p text:style-name="P2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23">0</text:p>
            </table:table-cell>
            <table:table-cell table:style-name="Tabel1.B1" office:value-type="string">
              <text:p text:style-name="P24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23">1</text:p>
          </table:table-cell>
          <table:table-cell table:style-name="Tabel1.B2" office:value-type="string">
            <text:p text:style-name="P24">Errors occurred during processing</text:p>
          </table:table-cell>
        </table:table-row>
        <table:table-row>
          <table:table-cell table:style-name="Tabel1.A2" office:value-type="string">
            <text:p text:style-name="P23">2</text:p>
          </table:table-cell>
          <table:table-cell table:style-name="Tabel1.B2" office:value-type="string">
            <text:p text:style-name="P24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23">7</text:p>
          </table:table-cell>
          <table:table-cell table:style-name="Tabel1.B2" office:value-type="string">
            <text:p text:style-name="P24">The job couldn't be loaded from XML or the Repository</text:p>
          </table:table-cell>
        </table:table-row>
        <table:table-row>
          <table:table-cell table:style-name="Tabel1.A2" office:value-type="string">
            <text:p text:style-name="P23">8</text:p>
          </table:table-cell>
          <table:table-cell table:style-name="Tabel1.B2" office:value-type="string">
            <text:p text:style-name="P24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23">9</text:p>
          </table:table-cell>
          <table:table-cell table:style-name="Tabel1.B2" office:value-type="string">
            <text:p text:style-name="P24">Command line usage printing</text:p>
          </table:table-cell>
        </table:table-row>
      </table:table>
      <text:p text:style-name="P18"/>
      <text:p text:style-name="P17"/>
      <text:list text:style-name="Numbering_20_1" text:continue-numbering="true">
        <text:list-item>
          <text:h text:style-name="P69" text:outline-level="1">Scheduling</text:h>
          <text:list>
            <text:list-item>
              <text:h text:style-name="P75" text:outline-level="2">Schedule a job on windows</text:h>
            </text:list-item>
          </text:list>
        </text:list-item>
      </text:list>
      <text:p text:style-name="P17">The best way to go at it is to test the command first at the dos prompt.</text:p>
      <text:p text:style-name="P17">Then you can use the windows scheduler to launch this command.</text:p>
      <text:p text:style-name="P17">Windows versions since Windows 2000 have a GUI for doing this accessible through the control panel. <text:s/>However it’s also possible to use the command line to do this:</text:p>
      <text:p text:style-name="P17"/>
      <text:p text:style-name="P34"/>
      <text:p text:style-name="P34">at 23:30 /every:Monday,Wednesday,Friday "D:\updateWarehouse.bat"</text:p>
      <text:p text:style-name="P34"/>
      <text:p text:style-name="P17"/>
      <text:p text:style-name="P17">To see a list of the scheduled commands simply type:</text:p>
      <text:p text:style-name="P17"/>
      <text:p text:style-name="P34"/>
      <text:p text:style-name="P34">at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Schedule a job on Unix</text:h>
            </text:list-item>
          </text:list>
        </text:list-item>
      </text:list>
      <text:p text:style-name="P17">First create a shell script that runs all the jobs you need. <text:s/>Then you can schedule this script to run.</text:p>
      <text:p text:style-name="P17">On Unix like systems the easiest way to schedule a command is by using the “cron table”. <text:s/>You can do this by entering the following command:</text:p>
      <text:p text:style-name="P17"/>
      <text:p text:style-name="P34"/>
      <text:p text:style-name="P34">crontab –e</text:p>
      <text:p text:style-name="P34"/>
      <text:p text:style-name="P17"/>
      <text:p text:style-name="P17">Then you can enter the time at which the command needs to be run as well as the command on a single line in the text file that is presented.</text:p>
      <text:p text:style-name="P17">The first options are:</text:p>
      <text:p text:style-name="P6"/>
      <text:list text:style-name="WW8Num28">
        <text:list-item>
          <text:p text:style-name="P63">Minute:<text:tab/><text:tab/>The minute of the hour, 0-59</text:p>
        </text:list-item>
        <text:list-item>
          <text:p text:style-name="P63">Hour:<text:tab/><text:tab/>The hour of the day, 0-23</text:p>
        </text:list-item>
        <text:list-item>
          <text:p text:style-name="P63">Month day:<text:tab/>The day of the month, 1-31</text:p>
        </text:list-item>
        <text:list-item>
          <text:p text:style-name="P63">Month:<text:tab/><text:tab/>The month of the year, 1-12</text:p>
        </text:list-item>
        <text:list-item>
          <text:p text:style-name="P63">Weekday:<text:tab/><text:tab/>The day of the week, 0-6, 0=Sunday</text:p>
        </text:list-item>
      </text:list>
      <text:p text:style-name="P17"/>
      <text:p text:style-name="P17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17"/>
      <text:p text:style-name="P17">So, if you want to update the dimensions every hour, at 15 and 45 minutes past the hour during the weekdays, you might enter these lines in a crontab:</text:p>
      <text:p text:style-name="P17"/>
      <text:p text:style-name="P34">#</text:p>
      <text:p text:style-name="P34"># Launches the update of the dimensions in the warehouse</text:p>
      <text:p text:style-name="P34">#</text:p>
      <text:p text:style-name="P34">15,45 * * * 1-5 /PROD/update_dimensions.sh</text:p>
      <text:p text:style-name="P34">#</text:p>
      <text:p text:style-name="P17"/>
      <text:p text:style-name="P17"/>
      <text:p text:style-name="P17"/>
      <text:p text:style-name="P17"/>
      <text:p text:style-name="P17"/>
      <text:list text:style-name="Numbering_20_1" text:continue-numbering="true">
        <text:list-item>
          <text:h text:style-name="P70" text:outline-level="1">License</text:h>
          <text:list>
            <text:list-item>
              <text:h text:style-name="P75" text:outline-level="2">Short version</text:h>
            </text:list-item>
          </text:list>
        </text:list-item>
      </text:list>
      <text:p text:style-name="P15">Starting with version 2.2.0 Kettle is released into the public domain under the LGPL license.</text:p>
      <text:p text:style-name="P15">Please refer to the complete text of this license in the next paragraph.</text:p>
      <text:p text:style-name="P15"/>
      <text:p text:style-name="P22">Copyright (C) 2007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75" text:outline-level="2">Complete text</text:h>
            </text:list-item>
          </text:list>
        </text:list-item>
      </text:list>
      <text:p text:style-name="P19"/>
      <text:p text:style-name="Standard"><text:tab/><text:tab/> <text:s/><text:span text:style-name="T7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9"><text:span text:style-name="T7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Outline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1-21T17:20:50.28">21-11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3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1</dc:title>
    <meta:initial-creator>Matt Casters</meta:initial-creator>
    <meta:creation-date>2004-05-04T16:00:00</meta:creation-date>
    <dc:date>2007-11-21T17:20:50</dc:date>
    <meta:print-date>2004-05-24T21:55:00</meta:print-date>
    <dc:language>nl-NL</dc:language>
    <meta:editing-cycles>84</meta:editing-cycles>
    <meta:editing-duration>P1DT8H16M0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0" meta:word-count="5939" meta:character-count="35357"/>
  </office:meta>
</office:document-meta>
</file>